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98f7833030" style:family="table" style:master-page-name="ta-mp-0x7f98f7833030">
      <style:table-properties table:display="true" style:writing-mode="lr-tb"/>
    </style:style>
    <style:style style:name="ta-0x7f98f7833220" style:family="table" style:master-page-name="ta-mp-0x7f98f7833220">
      <style:table-properties table:display="true" style:writing-mode="lr-tb"/>
    </style:style>
    <style:style style:name="ta-0x7f98f7833410" style:family="table" style:master-page-name="ta-mp-0x7f98f7833410">
      <style:table-properties table:display="true" style:writing-mode="lr-tb"/>
    </style:style>
    <style:style style:name="ta-0x7f98f7833600" style:family="table" style:master-page-name="ta-mp-0x7f98f7833600">
      <style:table-properties table:display="true" style:writing-mode="lr-tb"/>
    </style:style>
    <style:style style:name="ta-0x7f98f78337f0" style:family="table" style:master-page-name="ta-mp-0x7f98f78337f0">
      <style:table-properties table:display="true" style:writing-mode="lr-tb"/>
    </style:style>
    <style:style style:name="ta-0x7f98f78339e0" style:family="table" style:master-page-name="ta-mp-0x7f98f7833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98f7841558" style:family="table-cell" style:data-style-name="General">
      <style:table-cell-properties fo:background-color="transparent" fo:border-top="0.106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98f7841680" style:family="table-cell" style:data-style-name="General">
      <style:table-cell-properties fo:background-color="transparent" fo:border-top="0.000cm none #c7c7c7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98f78417a8" style:family="table-cell" style:data-style-name="General">
      <style:table-cell-properties fo:background-color="transparent" fo:border-top="0.000cm none #c7c7c7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8f78418d0" style:family="table-cell" style:data-style-name="General">
      <style:table-cell-properties fo:background-color="transparent" fo:border-top="0.000cm none #c7c7c7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8f783f4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8f7841b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8f783f6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8f78419f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8f7841d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8f783f7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8f7841c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8f7841f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8f783f8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8f7841e9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8f78422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8f783f9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8f78420e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8f78424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8f783fa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8f784233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63.50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41.75pt" style:use-optimal-column-width="true"/>
    </style:style>
    <style:style style:name="ACOL-6" style:family="table-column">
      <style:table-column-properties style:column-width="224.25pt" style:use-optimal-column-width="true"/>
    </style:style>
    <style:style style:name="ACOL-7" style:family="table-column">
      <style:table-column-properties style:column-width="319.50pt" style:use-optimal-column-width="true"/>
    </style:style>
    <style:style style:name="ACOL-8" style:family="table-column">
      <style:table-column-properties style:column-width="248.25pt" style:use-optimal-column-width="true"/>
    </style:style>
    <style:style style:name="ACOL-9" style:family="table-column">
      <style:table-column-properties style:column-width="135.75pt" style:use-optimal-column-width="true"/>
    </style:style>
    <style:style style:name="ACOL-10" style:family="table-column">
      <style:table-column-properties style:column-width="302.25pt" style:use-optimal-column-width="true"/>
    </style:style>
    <style:style style:name="ACOL-11" style:family="table-column">
      <style:table-column-properties style:column-width="69.00pt" style:use-optimal-column-width="true"/>
    </style:style>
    <style:style style:name="ACOL-12" style:family="table-column">
      <style:table-column-properties style:column-width="69.75pt" style:use-optimal-column-width="true"/>
    </style:style>
    <style:style style:name="ACOL-13" style:family="table-column">
      <style:table-column-properties style:column-width="63.75pt" style:use-optimal-column-width="true"/>
    </style:style>
    <style:style style:name="ACOL-14" style:family="table-column">
      <style:table-column-properties style:column-width="122.25pt" style:use-optimal-column-width="true"/>
    </style:style>
    <style:style style:name="ACOL-15" style:family="table-column">
      <style:table-column-properties style:column-width="71.25pt" style:use-optimal-column-width="true"/>
    </style:style>
    <style:style style:name="ACOL-16" style:family="table-column">
      <style:table-column-properties style:column-width="107.25pt" style:use-optimal-column-width="true"/>
    </style:style>
    <style:style style:name="ACOL-17" style:family="table-column">
      <style:table-column-properties style:column-width="77.25pt" style:use-optimal-column-width="true"/>
    </style:style>
    <style:style style:name="ACOL-18" style:family="table-column">
      <style:table-column-properties style:column-width="84.00pt" style:use-optimal-column-width="true"/>
    </style:style>
    <style:style style:name="ACOL-19" style:family="table-column">
      <style:table-column-properties style:column-width="68.25pt" style:use-optimal-column-width="true"/>
    </style:style>
    <style:style style:name="ACOL-20" style:family="table-column">
      <style:table-column-properties style:column-width="53.25pt" style:use-optimal-column-width="true"/>
    </style:style>
    <style:style style:name="ACOL-21" style:family="table-column">
      <style:table-column-properties style:column-width="161.25pt" style:use-optimal-column-width="true"/>
    </style:style>
    <style:style style:name="ACOL-22" style:family="table-column">
      <style:table-column-properties style:column-width="219.0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98f783303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98f784155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98f784168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98f78417a8" office:value-type="string">
            <text:p>login</text:p>
          </table:table-cell>
          <table:table-cell table:number-columns-repeated="127" table:style-name="Gnumeric-default"/>
        </table:table-row>
        <table:table-row table:style-name="AROW-2">
          <table:table-cell table:style-name="ACE-0x7f98f7841680" office:value-type="string">
            <text:p>addNewBrandFunctionality</text:p>
          </table:table-cell>
          <table:table-cell table:number-columns-repeated="127" table:style-name="Gnumeric-default"/>
        </table:table-row>
        <table:table-row table:style-name="AROW-2">
          <table:table-cell table:style-name="ACE-0x7f98f78418d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7" gnm:cursor-row="7">
          <gnm:selection gnm:start-col="7" gnm:start-row="7" gnm:end-col="7" gnm:end-row="7"/>
        </gnm:selections>
      </table:table>
      <table:table table:name="AQA1_TestData" table:style-name="ta-0x7f98f7833220" table:print="false">
        <office:forms form:automatic-focus="false" form:apply-design-mode="false">
          <form:form/>
        </office:forms>
        <table:table-column table:default-cell-style-name="ACE-0x7f98f783f620" table:style-name="ACOL-3"/>
        <table:table-column table:default-cell-style-name="ACE-0x7f98f783f620" table:style-name="ACOL-4"/>
        <table:table-column table:default-cell-style-name="ACE-0x7f98f783f620" table:style-name="ACOL-5" table:number-columns-repeated="2"/>
        <table:table-column table:default-cell-style-name="ACE-0x7f98f783f620" table:style-name="ACOL-0"/>
        <table:table-column table:default-cell-style-name="ACE-0x7f98f783f620" table:style-name="ACOL-6"/>
        <table:table-column table:default-cell-style-name="ACE-0x7f98f783f620" table:style-name="ACOL-7"/>
        <table:table-column table:default-cell-style-name="ACE-0x7f98f783f620" table:style-name="ACOL-8"/>
        <table:table-column table:default-cell-style-name="ACE-0x7f98f783f620" table:style-name="ACOL-9"/>
        <table:table-column table:default-cell-style-name="ACE-0x7f98f783f620" table:style-name="ACOL-5"/>
        <table:table-column table:default-cell-style-name="ACE-0x7f98f783f620" table:style-name="ACOL-10"/>
        <table:table-column table:default-cell-style-name="ACE-0x7f98f78419f8" table:style-name="ACOL-11"/>
        <table:table-column table:default-cell-style-name="ACE-0x7f98f783f620" table:style-name="ACOL-12"/>
        <table:table-column table:default-cell-style-name="ACE-0x7f98f78419f8" table:style-name="ACOL-13"/>
        <table:table-column table:default-cell-style-name="ACE-0x7f98f783f620" table:style-name="ACOL-14"/>
        <table:table-column table:default-cell-style-name="ACE-0x7f98f783f620" table:style-name="ACOL-15"/>
        <table:table-column table:default-cell-style-name="ACE-0x7f98f783f620" table:style-name="ACOL-16"/>
        <table:table-column table:default-cell-style-name="ACE-0x7f98f783f620" table:style-name="ACOL-17"/>
        <table:table-column table:default-cell-style-name="ACE-0x7f98f783f620" table:style-name="ACOL-18"/>
        <table:table-column table:default-cell-style-name="ACE-0x7f98f783f620" table:style-name="ACOL-19"/>
        <table:table-column table:default-cell-style-name="ACE-0x7f98f783f620" table:style-name="ACOL-20"/>
        <table:table-column table:default-cell-style-name="ACE-0x7f98f783f620" table:style-name="ACOL-21"/>
        <table:table-column table:default-cell-style-name="ACE-0x7f98f783f620" table:style-name="ACOL-22"/>
        <table:table-column table:default-cell-style-name="ACE-0x7f98f783f620" table:style-name="ACOL-0" table:number-columns-repeated="105"/>
        <table:table-row table:style-name="AROW-4">
          <table:table-cell table:style-name="ACE-0x7f98f7841b20" office:value-type="string">
            <text:p>User Name</text:p>
          </table:table-cell>
          <table:table-cell table:style-name="ACE-0x7f98f7841b20" office:value-type="string">
            <text:p>Password</text:p>
          </table:table-cell>
          <table:table-cell table:style-name="ACE-0x7f98f783f620" office:value-type="string">
            <text:p>Factory Outlet Description</text:p>
          </table:table-cell>
          <table:table-cell table:style-name="ACE-0x7f98f783f620" office:value-type="string">
            <text:p>Url Sting</text:p>
          </table:table-cell>
          <table:table-cell table:style-name="ACE-0x7f98f783f620" office:value-type="string">
            <text:p>Brand Name</text:p>
          </table:table-cell>
          <table:table-cell table:style-name="ACE-0x7f98f783f620" office:value-type="string">
            <text:p>Mobile Logo Path</text:p>
          </table:table-cell>
          <table:table-cell table:style-name="ACE-0x7f98f783f620" office:value-type="string">
            <text:p>Destop Logo Path</text:p>
          </table:table-cell>
          <table:table-cell table:style-name="ACE-0x7f98f783f620" office:value-type="string">
            <text:p>Brand Desc</text:p>
          </table:table-cell>
          <table:table-cell table:style-name="ACE-0x7f98f783f620" office:value-type="string">
            <text:p>Brand Priority</text:p>
          </table:table-cell>
          <table:table-cell table:style-name="ACE-0x7f98f783f620" office:value-type="string">
            <text:p>Message</text:p>
          </table:table-cell>
          <table:table-cell table:style-name="ACE-0x7f98f783f620"/>
          <table:table-cell table:style-name="ACE-0x7f98f78419f8"/>
          <table:table-cell table:style-name="ACE-0x7f98f783f620"/>
          <table:table-cell table:style-name="ACE-0x7f98f78419f8"/>
          <table:table-cell table:number-columns-repeated="114" table:style-name="ACE-0x7f98f783f620"/>
        </table:table-row>
        <table:table-row table:style-name="AROW-4">
          <table:table-cell table:style-name="ACE-0x7f98f7841b20" office:value-type="string">
            <text:p>testshopclue@sc.com</text:p>
          </table:table-cell>
          <table:table-cell table:style-name="ACE-0x7f98f7841b20" office:value-type="float" office:value="123456">
            <text:p>123456</text:p>
          </table:table-cell>
          <table:table-cell table:style-name="ACE-0x7f98f783f620" office:value-type="string">
            <text:p>Purple Tree</text:p>
          </table:table-cell>
          <table:table-cell table:style-name="ACE-0x7f98f783f620" office:value-type="string">
            <text:p>?dispatch=outlet_brand_manager.manage</text:p>
          </table:table-cell>
          <table:table-cell table:style-name="ACE-0x7f98f783f620" office:value-type="string">
            <text:p>Crestech Test Brand</text:p>
          </table:table-cell>
          <table:table-cell table:style-name="ACE-0x7f98f783f620" office:value-type="string">
            <text:p>/home/crestech/Desktop/TestImage.png</text:p>
          </table:table-cell>
          <table:table-cell table:style-name="ACE-0x7f98f783f620" office:value-type="string">
            <text:p>/home/crestech/Desktop/TestImage.png</text:p>
          </table:table-cell>
          <table:table-cell table:style-name="ACE-0x7f98f783f620" office:value-type="string">
            <text:p>Just For Test</text:p>
          </table:table-cell>
          <table:table-cell table:style-name="ACE-0x7f98f783f620" office:value-type="float" office:value="3018">
            <text:p>3018</text:p>
          </table:table-cell>
          <table:table-cell table:style-name="ACE-0x7f98f783f620" office:value-type="string">
            <text:p>The new brand was created successfully</text:p>
          </table:table-cell>
          <table:table-cell table:style-name="ACE-0x7f98f783f620"/>
          <table:table-cell table:style-name="ACE-0x7f98f78419f8"/>
          <table:table-cell table:style-name="ACE-0x7f98f783f620"/>
          <table:table-cell table:style-name="ACE-0x7f98f78419f8"/>
          <table:table-cell table:number-columns-repeated="114" table:style-name="ACE-0x7f98f783f620"/>
        </table:table-row>
        <table:table-row table:style-name="AROW-4">
          <table:table-cell table:style-name="ACE-0x7f98f7841b20" office:value-type="string">
            <text:p>testshopclue@sc.com</text:p>
          </table:table-cell>
          <table:table-cell table:style-name="ACE-0x7f98f7841b20" office:value-type="float" office:value="123456">
            <text:p>123456</text:p>
          </table:table-cell>
          <table:table-cell table:style-name="ACE-0x7f98f783f620" office:value-type="string">
            <text:p>Purple Tree</text:p>
          </table:table-cell>
          <table:table-cell table:style-name="ACE-0x7f98f783f620" office:value-type="string">
            <text:p>?dispatch=outlet_brand_manager.manage</text:p>
          </table:table-cell>
          <table:table-cell table:style-name="ACE-0x7f98f783f620" office:value-type="string">
            <text:p>Crestech Test Brand</text:p>
          </table:table-cell>
          <table:table-cell table:style-name="ACE-0x7f98f783f620" office:value-type="string">
            <text:p>/home/crestech/Desktop/TestImage.png</text:p>
          </table:table-cell>
          <table:table-cell table:style-name="ACE-0x7f98f783f620" office:value-type="string">
            <text:p>/home/crestech/Desktop/TestImage.png</text:p>
          </table:table-cell>
          <table:table-cell table:style-name="ACE-0x7f98f783f620" office:value-type="string">
            <text:p>Just For Test</text:p>
          </table:table-cell>
          <table:table-cell table:style-name="ACE-0x7f98f783f620" office:value-type="float" office:value="3018">
            <text:p>3018</text:p>
          </table:table-cell>
          <table:table-cell table:style-name="ACE-0x7f98f783f620" office:value-type="string">
            <text:p>The new brand was created successfully</text:p>
          </table:table-cell>
          <table:table-cell table:style-name="ACE-0x7f98f783f620"/>
          <table:table-cell table:style-name="ACE-0x7f98f78419f8"/>
          <table:table-cell table:style-name="ACE-0x7f98f783f620"/>
          <table:table-cell table:style-name="ACE-0x7f98f78419f8"/>
          <table:table-cell table:number-columns-repeated="114" table:style-name="ACE-0x7f98f783f620"/>
        </table:table-row>
        <table:table-row table:style-name="AROW-4">
          <table:table-cell table:style-name="ACE-0x7f98f7841b20" office:value-type="string">
            <text:p>testshopclue@sc.com</text:p>
          </table:table-cell>
          <table:table-cell table:style-name="ACE-0x7f98f7841b20" office:value-type="float" office:value="123456">
            <text:p>123456</text:p>
          </table:table-cell>
          <table:table-cell table:style-name="ACE-0x7f98f783f620" office:value-type="string">
            <text:p>Purple Tree</text:p>
          </table:table-cell>
          <table:table-cell table:style-name="ACE-0x7f98f783f620" office:value-type="string">
            <text:p>?dispatch=outlet_brand_manager.manage</text:p>
          </table:table-cell>
          <table:table-cell table:style-name="ACE-0x7f98f783f620" office:value-type="string">
            <text:p>Crestech Test Brand</text:p>
          </table:table-cell>
          <table:table-cell table:style-name="ACE-0x7f98f783f620" office:value-type="string">
            <text:p>/home/crestech/Desktop/TestImage.png</text:p>
          </table:table-cell>
          <table:table-cell table:style-name="ACE-0x7f98f783f620" office:value-type="string">
            <text:p>/home/crestech/Desktop/TestImage.png</text:p>
          </table:table-cell>
          <table:table-cell table:style-name="ACE-0x7f98f783f620" office:value-type="string">
            <text:p>Just For Test</text:p>
          </table:table-cell>
          <table:table-cell table:style-name="ACE-0x7f98f783f620" office:value-type="float" office:value="3018">
            <text:p>3018</text:p>
          </table:table-cell>
          <table:table-cell table:style-name="ACE-0x7f98f783f620" office:value-type="string">
            <text:p>The new brand was created successfully</text:p>
          </table:table-cell>
          <table:table-cell table:style-name="ACE-0x7f98f783f620"/>
          <table:table-cell table:style-name="ACE-0x7f98f78419f8"/>
          <table:table-cell table:style-name="ACE-0x7f98f783f620"/>
          <table:table-cell table:style-name="ACE-0x7f98f78419f8"/>
          <table:table-cell table:number-columns-repeated="114" table:style-name="ACE-0x7f98f783f620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3" gnm:cursor-row="15">
          <gnm:selection gnm:start-col="3" gnm:start-row="15" gnm:end-col="3" gnm:end-row="15"/>
        </gnm:selections>
      </table:table>
      <table:table table:name="AQA2_TestData" table:style-name="ta-0x7f98f7833410" table:print="false">
        <office:forms form:automatic-focus="false" form:apply-design-mode="false">
          <form:form/>
        </office:forms>
        <table:table-column table:default-cell-style-name="ACE-0x7f98f783f748" table:style-name="ACOL-3"/>
        <table:table-column table:default-cell-style-name="ACE-0x7f98f783f748" table:style-name="ACOL-4"/>
        <table:table-column table:default-cell-style-name="ACE-0x7f98f783f748" table:style-name="ACOL-5" table:number-columns-repeated="2"/>
        <table:table-column table:default-cell-style-name="ACE-0x7f98f783f748" table:style-name="ACOL-0"/>
        <table:table-column table:default-cell-style-name="ACE-0x7f98f783f748" table:style-name="ACOL-6"/>
        <table:table-column table:default-cell-style-name="ACE-0x7f98f783f748" table:style-name="ACOL-7"/>
        <table:table-column table:default-cell-style-name="ACE-0x7f98f783f748" table:style-name="ACOL-8"/>
        <table:table-column table:default-cell-style-name="ACE-0x7f98f783f748" table:style-name="ACOL-9"/>
        <table:table-column table:default-cell-style-name="ACE-0x7f98f783f748" table:style-name="ACOL-5"/>
        <table:table-column table:default-cell-style-name="ACE-0x7f98f783f748" table:style-name="ACOL-10"/>
        <table:table-column table:default-cell-style-name="ACE-0x7f98f7841c48" table:style-name="ACOL-11"/>
        <table:table-column table:default-cell-style-name="ACE-0x7f98f783f748" table:style-name="ACOL-12"/>
        <table:table-column table:default-cell-style-name="ACE-0x7f98f7841c48" table:style-name="ACOL-13"/>
        <table:table-column table:default-cell-style-name="ACE-0x7f98f783f748" table:style-name="ACOL-14"/>
        <table:table-column table:default-cell-style-name="ACE-0x7f98f783f748" table:style-name="ACOL-15"/>
        <table:table-column table:default-cell-style-name="ACE-0x7f98f783f748" table:style-name="ACOL-16"/>
        <table:table-column table:default-cell-style-name="ACE-0x7f98f783f748" table:style-name="ACOL-17"/>
        <table:table-column table:default-cell-style-name="ACE-0x7f98f783f748" table:style-name="ACOL-18"/>
        <table:table-column table:default-cell-style-name="ACE-0x7f98f783f748" table:style-name="ACOL-19"/>
        <table:table-column table:default-cell-style-name="ACE-0x7f98f783f748" table:style-name="ACOL-20"/>
        <table:table-column table:default-cell-style-name="ACE-0x7f98f783f748" table:style-name="ACOL-21"/>
        <table:table-column table:default-cell-style-name="ACE-0x7f98f783f748" table:style-name="ACOL-22"/>
        <table:table-column table:default-cell-style-name="ACE-0x7f98f783f748" table:style-name="ACOL-0" table:number-columns-repeated="105"/>
        <table:table-row table:style-name="AROW-4">
          <table:table-cell table:style-name="ACE-0x7f98f7841d70" office:value-type="string">
            <text:p>User Name</text:p>
          </table:table-cell>
          <table:table-cell table:style-name="ACE-0x7f98f7841d70" office:value-type="string">
            <text:p>Password</text:p>
          </table:table-cell>
          <table:table-cell table:style-name="ACE-0x7f98f783f748" office:value-type="string">
            <text:p>Factory Outlet Description</text:p>
          </table:table-cell>
          <table:table-cell table:style-name="ACE-0x7f98f783f748" office:value-type="string">
            <text:p>Url Sting</text:p>
          </table:table-cell>
          <table:table-cell table:style-name="ACE-0x7f98f783f748" office:value-type="string">
            <text:p>Brand Name</text:p>
          </table:table-cell>
          <table:table-cell table:style-name="ACE-0x7f98f783f748" office:value-type="string">
            <text:p>Mobile Logo Path</text:p>
          </table:table-cell>
          <table:table-cell table:style-name="ACE-0x7f98f783f748" office:value-type="string">
            <text:p>Destop Logo Path</text:p>
          </table:table-cell>
          <table:table-cell table:style-name="ACE-0x7f98f783f748" office:value-type="string">
            <text:p>Brand Desc</text:p>
          </table:table-cell>
          <table:table-cell table:style-name="ACE-0x7f98f783f748" office:value-type="string">
            <text:p>Brand Priority</text:p>
          </table:table-cell>
          <table:table-cell table:style-name="ACE-0x7f98f783f748" office:value-type="string">
            <text:p>Message</text:p>
          </table:table-cell>
          <table:table-cell table:style-name="ACE-0x7f98f783f748"/>
          <table:table-cell table:style-name="ACE-0x7f98f7841c48"/>
          <table:table-cell table:style-name="ACE-0x7f98f783f748"/>
          <table:table-cell table:style-name="ACE-0x7f98f7841c48"/>
          <table:table-cell table:number-columns-repeated="114" table:style-name="ACE-0x7f98f783f748"/>
        </table:table-row>
        <table:table-row table:style-name="AROW-4">
          <table:table-cell table:style-name="ACE-0x7f98f7841d70" office:value-type="string">
            <text:p>testshopclue@sc.com</text:p>
          </table:table-cell>
          <table:table-cell table:style-name="ACE-0x7f98f7841d70" office:value-type="float" office:value="123456">
            <text:p>123456</text:p>
          </table:table-cell>
          <table:table-cell table:style-name="ACE-0x7f98f783f748" office:value-type="string">
            <text:p>Purple Tree</text:p>
          </table:table-cell>
          <table:table-cell table:style-name="ACE-0x7f98f783f748" office:value-type="string">
            <text:p>?dispatch=outlet_brand_manager.manage</text:p>
          </table:table-cell>
          <table:table-cell table:style-name="ACE-0x7f98f783f748" office:value-type="string">
            <text:p>Crestech Test Brand</text:p>
          </table:table-cell>
          <table:table-cell table:style-name="ACE-0x7f98f783f748" office:value-type="string">
            <text:p>/home/crestech/Desktop/TestImage.png</text:p>
          </table:table-cell>
          <table:table-cell table:style-name="ACE-0x7f98f783f748" office:value-type="string">
            <text:p>/home/crestech/Desktop/TestImage.png</text:p>
          </table:table-cell>
          <table:table-cell table:style-name="ACE-0x7f98f783f748" office:value-type="string">
            <text:p>Just For Test</text:p>
          </table:table-cell>
          <table:table-cell table:style-name="ACE-0x7f98f783f748" office:value-type="float" office:value="3018">
            <text:p>3018</text:p>
          </table:table-cell>
          <table:table-cell table:style-name="ACE-0x7f98f783f748" office:value-type="string">
            <text:p>The new brand was created successfully</text:p>
          </table:table-cell>
          <table:table-cell table:style-name="ACE-0x7f98f783f748"/>
          <table:table-cell table:style-name="ACE-0x7f98f7841c48"/>
          <table:table-cell table:style-name="ACE-0x7f98f783f748"/>
          <table:table-cell table:style-name="ACE-0x7f98f7841c48"/>
          <table:table-cell table:number-columns-repeated="114" table:style-name="ACE-0x7f98f783f748"/>
        </table:table-row>
        <table:table-row table:style-name="AROW-4">
          <table:table-cell table:style-name="ACE-0x7f98f7841d70" office:value-type="string">
            <text:p>testshopclue@sc.com</text:p>
          </table:table-cell>
          <table:table-cell table:style-name="ACE-0x7f98f7841d70" office:value-type="float" office:value="123456">
            <text:p>123456</text:p>
          </table:table-cell>
          <table:table-cell table:style-name="ACE-0x7f98f783f748" office:value-type="string">
            <text:p>Purple Tree</text:p>
          </table:table-cell>
          <table:table-cell table:style-name="ACE-0x7f98f783f748" office:value-type="string">
            <text:p>?dispatch=outlet_brand_manager.manage</text:p>
          </table:table-cell>
          <table:table-cell table:style-name="ACE-0x7f98f783f748" office:value-type="string">
            <text:p>Crestech Test Brand</text:p>
          </table:table-cell>
          <table:table-cell table:style-name="ACE-0x7f98f783f748" office:value-type="string">
            <text:p>/home/crestech/Desktop/TestImage.png</text:p>
          </table:table-cell>
          <table:table-cell table:style-name="ACE-0x7f98f783f748" office:value-type="string">
            <text:p>/home/crestech/Desktop/TestImage.png</text:p>
          </table:table-cell>
          <table:table-cell table:style-name="ACE-0x7f98f783f748" office:value-type="string">
            <text:p>Just For Test</text:p>
          </table:table-cell>
          <table:table-cell table:style-name="ACE-0x7f98f783f748" office:value-type="float" office:value="3018">
            <text:p>3018</text:p>
          </table:table-cell>
          <table:table-cell table:style-name="ACE-0x7f98f783f748" office:value-type="string">
            <text:p>The new brand was created successfully</text:p>
          </table:table-cell>
          <table:table-cell table:style-name="ACE-0x7f98f783f748"/>
          <table:table-cell table:style-name="ACE-0x7f98f7841c48"/>
          <table:table-cell table:style-name="ACE-0x7f98f783f748"/>
          <table:table-cell table:style-name="ACE-0x7f98f7841c48"/>
          <table:table-cell table:number-columns-repeated="114" table:style-name="ACE-0x7f98f783f748"/>
        </table:table-row>
        <table:table-row table:style-name="AROW-4">
          <table:table-cell table:style-name="ACE-0x7f98f7841d70" office:value-type="string">
            <text:p>testshopclue@sc.com</text:p>
          </table:table-cell>
          <table:table-cell table:style-name="ACE-0x7f98f7841d70" office:value-type="float" office:value="123456">
            <text:p>123456</text:p>
          </table:table-cell>
          <table:table-cell table:style-name="ACE-0x7f98f783f748" office:value-type="string">
            <text:p>Purple Tree</text:p>
          </table:table-cell>
          <table:table-cell table:style-name="ACE-0x7f98f783f748" office:value-type="string">
            <text:p>?dispatch=outlet_brand_manager.manage</text:p>
          </table:table-cell>
          <table:table-cell table:style-name="ACE-0x7f98f783f748" office:value-type="string">
            <text:p>Crestech Test Brand</text:p>
          </table:table-cell>
          <table:table-cell table:style-name="ACE-0x7f98f783f748" office:value-type="string">
            <text:p>/home/crestech/Desktop/TestImage.png</text:p>
          </table:table-cell>
          <table:table-cell table:style-name="ACE-0x7f98f783f748" office:value-type="string">
            <text:p>/home/crestech/Desktop/TestImage.png</text:p>
          </table:table-cell>
          <table:table-cell table:style-name="ACE-0x7f98f783f748" office:value-type="string">
            <text:p>Just For Test</text:p>
          </table:table-cell>
          <table:table-cell table:style-name="ACE-0x7f98f783f748" office:value-type="float" office:value="3018">
            <text:p>3018</text:p>
          </table:table-cell>
          <table:table-cell table:style-name="ACE-0x7f98f783f748" office:value-type="string">
            <text:p>The new brand was created successfully</text:p>
          </table:table-cell>
          <table:table-cell table:style-name="ACE-0x7f98f783f748"/>
          <table:table-cell table:style-name="ACE-0x7f98f7841c48"/>
          <table:table-cell table:style-name="ACE-0x7f98f783f748"/>
          <table:table-cell table:style-name="ACE-0x7f98f7841c48"/>
          <table:table-cell table:number-columns-repeated="114" table:style-name="ACE-0x7f98f783f74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98f7833600" table:print="false">
        <office:forms form:automatic-focus="false" form:apply-design-mode="false">
          <form:form/>
        </office:forms>
        <table:table-column table:default-cell-style-name="ACE-0x7f98f783f870" table:style-name="ACOL-3"/>
        <table:table-column table:default-cell-style-name="ACE-0x7f98f783f870" table:style-name="ACOL-4"/>
        <table:table-column table:default-cell-style-name="ACE-0x7f98f783f870" table:style-name="ACOL-5" table:number-columns-repeated="2"/>
        <table:table-column table:default-cell-style-name="ACE-0x7f98f783f870" table:style-name="ACOL-0"/>
        <table:table-column table:default-cell-style-name="ACE-0x7f98f783f870" table:style-name="ACOL-6"/>
        <table:table-column table:default-cell-style-name="ACE-0x7f98f783f870" table:style-name="ACOL-7"/>
        <table:table-column table:default-cell-style-name="ACE-0x7f98f783f870" table:style-name="ACOL-8"/>
        <table:table-column table:default-cell-style-name="ACE-0x7f98f783f870" table:style-name="ACOL-9"/>
        <table:table-column table:default-cell-style-name="ACE-0x7f98f783f870" table:style-name="ACOL-5"/>
        <table:table-column table:default-cell-style-name="ACE-0x7f98f783f870" table:style-name="ACOL-10"/>
        <table:table-column table:default-cell-style-name="ACE-0x7f98f7841e98" table:style-name="ACOL-11"/>
        <table:table-column table:default-cell-style-name="ACE-0x7f98f783f870" table:style-name="ACOL-12"/>
        <table:table-column table:default-cell-style-name="ACE-0x7f98f7841e98" table:style-name="ACOL-13"/>
        <table:table-column table:default-cell-style-name="ACE-0x7f98f783f870" table:style-name="ACOL-14"/>
        <table:table-column table:default-cell-style-name="ACE-0x7f98f783f870" table:style-name="ACOL-15"/>
        <table:table-column table:default-cell-style-name="ACE-0x7f98f783f870" table:style-name="ACOL-16"/>
        <table:table-column table:default-cell-style-name="ACE-0x7f98f783f870" table:style-name="ACOL-17"/>
        <table:table-column table:default-cell-style-name="ACE-0x7f98f783f870" table:style-name="ACOL-18"/>
        <table:table-column table:default-cell-style-name="ACE-0x7f98f783f870" table:style-name="ACOL-19"/>
        <table:table-column table:default-cell-style-name="ACE-0x7f98f783f870" table:style-name="ACOL-20"/>
        <table:table-column table:default-cell-style-name="ACE-0x7f98f783f870" table:style-name="ACOL-21"/>
        <table:table-column table:default-cell-style-name="ACE-0x7f98f783f870" table:style-name="ACOL-22"/>
        <table:table-column table:default-cell-style-name="ACE-0x7f98f783f870" table:style-name="ACOL-0" table:number-columns-repeated="105"/>
        <table:table-row table:style-name="AROW-4">
          <table:table-cell table:style-name="ACE-0x7f98f7841fc0" office:value-type="string">
            <text:p>User Name</text:p>
          </table:table-cell>
          <table:table-cell table:style-name="ACE-0x7f98f7841fc0" office:value-type="string">
            <text:p>Password</text:p>
          </table:table-cell>
          <table:table-cell table:style-name="ACE-0x7f98f783f870" office:value-type="string">
            <text:p>Factory Outlet Description</text:p>
          </table:table-cell>
          <table:table-cell table:style-name="ACE-0x7f98f783f870" office:value-type="string">
            <text:p>Url Sting</text:p>
          </table:table-cell>
          <table:table-cell table:style-name="ACE-0x7f98f783f870" office:value-type="string">
            <text:p>Brand Name</text:p>
          </table:table-cell>
          <table:table-cell table:style-name="ACE-0x7f98f783f870" office:value-type="string">
            <text:p>Mobile Logo Path</text:p>
          </table:table-cell>
          <table:table-cell table:style-name="ACE-0x7f98f783f870" office:value-type="string">
            <text:p>Destop Logo Path</text:p>
          </table:table-cell>
          <table:table-cell table:style-name="ACE-0x7f98f783f870" office:value-type="string">
            <text:p>Brand Desc</text:p>
          </table:table-cell>
          <table:table-cell table:style-name="ACE-0x7f98f783f870" office:value-type="string">
            <text:p>Brand Priority</text:p>
          </table:table-cell>
          <table:table-cell table:style-name="ACE-0x7f98f783f870" office:value-type="string">
            <text:p>Message</text:p>
          </table:table-cell>
          <table:table-cell table:style-name="ACE-0x7f98f783f870"/>
          <table:table-cell table:style-name="ACE-0x7f98f7841e98"/>
          <table:table-cell table:style-name="ACE-0x7f98f783f870"/>
          <table:table-cell table:style-name="ACE-0x7f98f7841e98"/>
          <table:table-cell table:number-columns-repeated="114" table:style-name="ACE-0x7f98f783f870"/>
        </table:table-row>
        <table:table-row table:style-name="AROW-4">
          <table:table-cell table:style-name="ACE-0x7f98f7841fc0" office:value-type="string">
            <text:p>testshopclue@sc.com</text:p>
          </table:table-cell>
          <table:table-cell table:style-name="ACE-0x7f98f7841fc0" office:value-type="float" office:value="123456">
            <text:p>123456</text:p>
          </table:table-cell>
          <table:table-cell table:style-name="ACE-0x7f98f783f870" office:value-type="string">
            <text:p>Purple Tree</text:p>
          </table:table-cell>
          <table:table-cell table:style-name="ACE-0x7f98f783f870" office:value-type="string">
            <text:p>?dispatch=outlet_brand_manager.manage</text:p>
          </table:table-cell>
          <table:table-cell table:style-name="ACE-0x7f98f783f870" office:value-type="string">
            <text:p>Crestech Test Brand</text:p>
          </table:table-cell>
          <table:table-cell table:style-name="ACE-0x7f98f783f870" office:value-type="string">
            <text:p>/home/crestech/Desktop/TestImage.png</text:p>
          </table:table-cell>
          <table:table-cell table:style-name="ACE-0x7f98f783f870" office:value-type="string">
            <text:p>/home/crestech/Desktop/TestImage.png</text:p>
          </table:table-cell>
          <table:table-cell table:style-name="ACE-0x7f98f783f870" office:value-type="string">
            <text:p>Just For Test</text:p>
          </table:table-cell>
          <table:table-cell table:style-name="ACE-0x7f98f783f870" office:value-type="float" office:value="3018">
            <text:p>3018</text:p>
          </table:table-cell>
          <table:table-cell table:style-name="ACE-0x7f98f783f870" office:value-type="string">
            <text:p>The new brand was created successfully</text:p>
          </table:table-cell>
          <table:table-cell table:style-name="ACE-0x7f98f783f870"/>
          <table:table-cell table:style-name="ACE-0x7f98f7841e98"/>
          <table:table-cell table:style-name="ACE-0x7f98f783f870"/>
          <table:table-cell table:style-name="ACE-0x7f98f7841e98"/>
          <table:table-cell table:number-columns-repeated="114" table:style-name="ACE-0x7f98f783f870"/>
        </table:table-row>
        <table:table-row table:style-name="AROW-4">
          <table:table-cell table:style-name="ACE-0x7f98f7841fc0" office:value-type="string">
            <text:p>testshopclue@sc.com</text:p>
          </table:table-cell>
          <table:table-cell table:style-name="ACE-0x7f98f7841fc0" office:value-type="float" office:value="123456">
            <text:p>123456</text:p>
          </table:table-cell>
          <table:table-cell table:style-name="ACE-0x7f98f783f870" office:value-type="string">
            <text:p>Purple Tree</text:p>
          </table:table-cell>
          <table:table-cell table:style-name="ACE-0x7f98f783f870" office:value-type="string">
            <text:p>?dispatch=outlet_brand_manager.manage</text:p>
          </table:table-cell>
          <table:table-cell table:style-name="ACE-0x7f98f783f870" office:value-type="string">
            <text:p>Crestech Test Brand</text:p>
          </table:table-cell>
          <table:table-cell table:style-name="ACE-0x7f98f783f870" office:value-type="string">
            <text:p>/home/crestech/Desktop/TestImage.png</text:p>
          </table:table-cell>
          <table:table-cell table:style-name="ACE-0x7f98f783f870" office:value-type="string">
            <text:p>/home/crestech/Desktop/TestImage.png</text:p>
          </table:table-cell>
          <table:table-cell table:style-name="ACE-0x7f98f783f870" office:value-type="string">
            <text:p>Just For Test</text:p>
          </table:table-cell>
          <table:table-cell table:style-name="ACE-0x7f98f783f870" office:value-type="float" office:value="3018">
            <text:p>3018</text:p>
          </table:table-cell>
          <table:table-cell table:style-name="ACE-0x7f98f783f870" office:value-type="string">
            <text:p>The new brand was created successfully</text:p>
          </table:table-cell>
          <table:table-cell table:style-name="ACE-0x7f98f783f870"/>
          <table:table-cell table:style-name="ACE-0x7f98f7841e98"/>
          <table:table-cell table:style-name="ACE-0x7f98f783f870"/>
          <table:table-cell table:style-name="ACE-0x7f98f7841e98"/>
          <table:table-cell table:number-columns-repeated="114" table:style-name="ACE-0x7f98f783f870"/>
        </table:table-row>
        <table:table-row table:style-name="AROW-4">
          <table:table-cell table:style-name="ACE-0x7f98f7841fc0" office:value-type="string">
            <text:p>testshopclue@sc.com</text:p>
          </table:table-cell>
          <table:table-cell table:style-name="ACE-0x7f98f7841fc0" office:value-type="float" office:value="123456">
            <text:p>123456</text:p>
          </table:table-cell>
          <table:table-cell table:style-name="ACE-0x7f98f783f870" office:value-type="string">
            <text:p>Purple Tree</text:p>
          </table:table-cell>
          <table:table-cell table:style-name="ACE-0x7f98f783f870" office:value-type="string">
            <text:p>?dispatch=outlet_brand_manager.manage</text:p>
          </table:table-cell>
          <table:table-cell table:style-name="ACE-0x7f98f783f870" office:value-type="string">
            <text:p>Crestech Test Brand</text:p>
          </table:table-cell>
          <table:table-cell table:style-name="ACE-0x7f98f783f870" office:value-type="string">
            <text:p>/home/crestech/Desktop/TestImage.png</text:p>
          </table:table-cell>
          <table:table-cell table:style-name="ACE-0x7f98f783f870" office:value-type="string">
            <text:p>/home/crestech/Desktop/TestImage.png</text:p>
          </table:table-cell>
          <table:table-cell table:style-name="ACE-0x7f98f783f870" office:value-type="string">
            <text:p>Just For Test</text:p>
          </table:table-cell>
          <table:table-cell table:style-name="ACE-0x7f98f783f870" office:value-type="float" office:value="3018">
            <text:p>3018</text:p>
          </table:table-cell>
          <table:table-cell table:style-name="ACE-0x7f98f783f870" office:value-type="string">
            <text:p>The new brand was created successfully</text:p>
          </table:table-cell>
          <table:table-cell table:style-name="ACE-0x7f98f783f870"/>
          <table:table-cell table:style-name="ACE-0x7f98f7841e98"/>
          <table:table-cell table:style-name="ACE-0x7f98f783f870"/>
          <table:table-cell table:style-name="ACE-0x7f98f7841e98"/>
          <table:table-cell table:number-columns-repeated="114" table:style-name="ACE-0x7f98f783f870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98f78337f0" table:print="false">
        <office:forms form:automatic-focus="false" form:apply-design-mode="false">
          <form:form/>
        </office:forms>
        <table:table-column table:default-cell-style-name="ACE-0x7f98f783f998" table:style-name="ACOL-3"/>
        <table:table-column table:default-cell-style-name="ACE-0x7f98f783f998" table:style-name="ACOL-4"/>
        <table:table-column table:default-cell-style-name="ACE-0x7f98f783f998" table:style-name="ACOL-5" table:number-columns-repeated="2"/>
        <table:table-column table:default-cell-style-name="ACE-0x7f98f783f998" table:style-name="ACOL-0"/>
        <table:table-column table:default-cell-style-name="ACE-0x7f98f783f998" table:style-name="ACOL-6"/>
        <table:table-column table:default-cell-style-name="ACE-0x7f98f783f998" table:style-name="ACOL-7"/>
        <table:table-column table:default-cell-style-name="ACE-0x7f98f783f998" table:style-name="ACOL-8"/>
        <table:table-column table:default-cell-style-name="ACE-0x7f98f783f998" table:style-name="ACOL-9"/>
        <table:table-column table:default-cell-style-name="ACE-0x7f98f783f998" table:style-name="ACOL-5"/>
        <table:table-column table:default-cell-style-name="ACE-0x7f98f783f998" table:style-name="ACOL-10"/>
        <table:table-column table:default-cell-style-name="ACE-0x7f98f78420e8" table:style-name="ACOL-11"/>
        <table:table-column table:default-cell-style-name="ACE-0x7f98f783f998" table:style-name="ACOL-12"/>
        <table:table-column table:default-cell-style-name="ACE-0x7f98f78420e8" table:style-name="ACOL-13"/>
        <table:table-column table:default-cell-style-name="ACE-0x7f98f783f998" table:style-name="ACOL-14"/>
        <table:table-column table:default-cell-style-name="ACE-0x7f98f783f998" table:style-name="ACOL-15"/>
        <table:table-column table:default-cell-style-name="ACE-0x7f98f783f998" table:style-name="ACOL-16"/>
        <table:table-column table:default-cell-style-name="ACE-0x7f98f783f998" table:style-name="ACOL-17"/>
        <table:table-column table:default-cell-style-name="ACE-0x7f98f783f998" table:style-name="ACOL-18"/>
        <table:table-column table:default-cell-style-name="ACE-0x7f98f783f998" table:style-name="ACOL-19"/>
        <table:table-column table:default-cell-style-name="ACE-0x7f98f783f998" table:style-name="ACOL-20"/>
        <table:table-column table:default-cell-style-name="ACE-0x7f98f783f998" table:style-name="ACOL-21"/>
        <table:table-column table:default-cell-style-name="ACE-0x7f98f783f998" table:style-name="ACOL-22"/>
        <table:table-column table:default-cell-style-name="ACE-0x7f98f783f998" table:style-name="ACOL-0" table:number-columns-repeated="105"/>
        <table:table-row table:style-name="AROW-4">
          <table:table-cell table:style-name="ACE-0x7f98f7842210" office:value-type="string">
            <text:p>User Name</text:p>
          </table:table-cell>
          <table:table-cell table:style-name="ACE-0x7f98f7842210" office:value-type="string">
            <text:p>Password</text:p>
          </table:table-cell>
          <table:table-cell table:style-name="ACE-0x7f98f783f998" office:value-type="string">
            <text:p>Factory Outlet Description</text:p>
          </table:table-cell>
          <table:table-cell table:style-name="ACE-0x7f98f783f998" office:value-type="string">
            <text:p>Url Sting</text:p>
          </table:table-cell>
          <table:table-cell table:style-name="ACE-0x7f98f783f998" office:value-type="string">
            <text:p>Brand Name</text:p>
          </table:table-cell>
          <table:table-cell table:style-name="ACE-0x7f98f783f998" office:value-type="string">
            <text:p>Mobile Logo Path</text:p>
          </table:table-cell>
          <table:table-cell table:style-name="ACE-0x7f98f783f998" office:value-type="string">
            <text:p>Destop Logo Path</text:p>
          </table:table-cell>
          <table:table-cell table:style-name="ACE-0x7f98f783f998" office:value-type="string">
            <text:p>Brand Desc</text:p>
          </table:table-cell>
          <table:table-cell table:style-name="ACE-0x7f98f783f998" office:value-type="string">
            <text:p>Brand Priority</text:p>
          </table:table-cell>
          <table:table-cell table:style-name="ACE-0x7f98f783f998" office:value-type="string">
            <text:p>Message</text:p>
          </table:table-cell>
          <table:table-cell table:style-name="ACE-0x7f98f783f998"/>
          <table:table-cell table:style-name="ACE-0x7f98f78420e8"/>
          <table:table-cell table:style-name="ACE-0x7f98f783f998"/>
          <table:table-cell table:style-name="ACE-0x7f98f78420e8"/>
          <table:table-cell table:number-columns-repeated="114" table:style-name="ACE-0x7f98f783f998"/>
        </table:table-row>
        <table:table-row table:style-name="AROW-4">
          <table:table-cell table:style-name="ACE-0x7f98f7842210" office:value-type="string">
            <text:p>testshopclue@sc.com</text:p>
          </table:table-cell>
          <table:table-cell table:style-name="ACE-0x7f98f7842210" office:value-type="float" office:value="123456">
            <text:p>123456</text:p>
          </table:table-cell>
          <table:table-cell table:style-name="ACE-0x7f98f783f998" office:value-type="string">
            <text:p>Purple Tree</text:p>
          </table:table-cell>
          <table:table-cell table:style-name="ACE-0x7f98f783f998" office:value-type="string">
            <text:p>?dispatch=outlet_brand_manager.manage</text:p>
          </table:table-cell>
          <table:table-cell table:style-name="ACE-0x7f98f783f998" office:value-type="string">
            <text:p>Crestech Test Brand</text:p>
          </table:table-cell>
          <table:table-cell table:style-name="ACE-0x7f98f783f998" office:value-type="string">
            <text:p>/home/crestech/Desktop/TestImage.png</text:p>
          </table:table-cell>
          <table:table-cell table:style-name="ACE-0x7f98f783f998" office:value-type="string">
            <text:p>/home/crestech/Desktop/TestImage.png</text:p>
          </table:table-cell>
          <table:table-cell table:style-name="ACE-0x7f98f783f998" office:value-type="string">
            <text:p>Just For Test</text:p>
          </table:table-cell>
          <table:table-cell table:style-name="ACE-0x7f98f783f998" office:value-type="float" office:value="3018">
            <text:p>3018</text:p>
          </table:table-cell>
          <table:table-cell table:style-name="ACE-0x7f98f783f998" office:value-type="string">
            <text:p>The new brand was created successfully</text:p>
          </table:table-cell>
          <table:table-cell table:style-name="ACE-0x7f98f783f998"/>
          <table:table-cell table:style-name="ACE-0x7f98f78420e8"/>
          <table:table-cell table:style-name="ACE-0x7f98f783f998"/>
          <table:table-cell table:style-name="ACE-0x7f98f78420e8"/>
          <table:table-cell table:number-columns-repeated="114" table:style-name="ACE-0x7f98f783f998"/>
        </table:table-row>
        <table:table-row table:style-name="AROW-4">
          <table:table-cell table:style-name="ACE-0x7f98f7842210" office:value-type="string">
            <text:p>testshopclue@sc.com</text:p>
          </table:table-cell>
          <table:table-cell table:style-name="ACE-0x7f98f7842210" office:value-type="float" office:value="123456">
            <text:p>123456</text:p>
          </table:table-cell>
          <table:table-cell table:style-name="ACE-0x7f98f783f998" office:value-type="string">
            <text:p>Purple Tree</text:p>
          </table:table-cell>
          <table:table-cell table:style-name="ACE-0x7f98f783f998" office:value-type="string">
            <text:p>?dispatch=outlet_brand_manager.manage</text:p>
          </table:table-cell>
          <table:table-cell table:style-name="ACE-0x7f98f783f998" office:value-type="string">
            <text:p>Crestech Test Brand</text:p>
          </table:table-cell>
          <table:table-cell table:style-name="ACE-0x7f98f783f998" office:value-type="string">
            <text:p>/home/crestech/Desktop/TestImage.png</text:p>
          </table:table-cell>
          <table:table-cell table:style-name="ACE-0x7f98f783f998" office:value-type="string">
            <text:p>/home/crestech/Desktop/TestImage.png</text:p>
          </table:table-cell>
          <table:table-cell table:style-name="ACE-0x7f98f783f998" office:value-type="string">
            <text:p>Just For Test</text:p>
          </table:table-cell>
          <table:table-cell table:style-name="ACE-0x7f98f783f998" office:value-type="float" office:value="3018">
            <text:p>3018</text:p>
          </table:table-cell>
          <table:table-cell table:style-name="ACE-0x7f98f783f998" office:value-type="string">
            <text:p>The new brand was created successfully</text:p>
          </table:table-cell>
          <table:table-cell table:style-name="ACE-0x7f98f783f998"/>
          <table:table-cell table:style-name="ACE-0x7f98f78420e8"/>
          <table:table-cell table:style-name="ACE-0x7f98f783f998"/>
          <table:table-cell table:style-name="ACE-0x7f98f78420e8"/>
          <table:table-cell table:number-columns-repeated="114" table:style-name="ACE-0x7f98f783f998"/>
        </table:table-row>
        <table:table-row table:style-name="AROW-4">
          <table:table-cell table:style-name="ACE-0x7f98f7842210" office:value-type="string">
            <text:p>testshopclue@sc.com</text:p>
          </table:table-cell>
          <table:table-cell table:style-name="ACE-0x7f98f7842210" office:value-type="float" office:value="123456">
            <text:p>123456</text:p>
          </table:table-cell>
          <table:table-cell table:style-name="ACE-0x7f98f783f998" office:value-type="string">
            <text:p>Purple Tree</text:p>
          </table:table-cell>
          <table:table-cell table:style-name="ACE-0x7f98f783f998" office:value-type="string">
            <text:p>?dispatch=outlet_brand_manager.manage</text:p>
          </table:table-cell>
          <table:table-cell table:style-name="ACE-0x7f98f783f998" office:value-type="string">
            <text:p>Crestech Test Brand</text:p>
          </table:table-cell>
          <table:table-cell table:style-name="ACE-0x7f98f783f998" office:value-type="string">
            <text:p>/home/crestech/Desktop/TestImage.png</text:p>
          </table:table-cell>
          <table:table-cell table:style-name="ACE-0x7f98f783f998" office:value-type="string">
            <text:p>/home/crestech/Desktop/TestImage.png</text:p>
          </table:table-cell>
          <table:table-cell table:style-name="ACE-0x7f98f783f998" office:value-type="string">
            <text:p>Just For Test</text:p>
          </table:table-cell>
          <table:table-cell table:style-name="ACE-0x7f98f783f998" office:value-type="float" office:value="3018">
            <text:p>3018</text:p>
          </table:table-cell>
          <table:table-cell table:style-name="ACE-0x7f98f783f998" office:value-type="string">
            <text:p>The new brand was created successfully</text:p>
          </table:table-cell>
          <table:table-cell table:style-name="ACE-0x7f98f783f998"/>
          <table:table-cell table:style-name="ACE-0x7f98f78420e8"/>
          <table:table-cell table:style-name="ACE-0x7f98f783f998"/>
          <table:table-cell table:style-name="ACE-0x7f98f78420e8"/>
          <table:table-cell table:number-columns-repeated="114" table:style-name="ACE-0x7f98f783f99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98f78339e0" table:print="false">
        <office:forms form:automatic-focus="false" form:apply-design-mode="false">
          <form:form/>
        </office:forms>
        <table:table-column table:default-cell-style-name="ACE-0x7f98f783fac0" table:style-name="ACOL-3"/>
        <table:table-column table:default-cell-style-name="ACE-0x7f98f783fac0" table:style-name="ACOL-4"/>
        <table:table-column table:default-cell-style-name="ACE-0x7f98f783fac0" table:style-name="ACOL-5" table:number-columns-repeated="2"/>
        <table:table-column table:default-cell-style-name="ACE-0x7f98f783fac0" table:style-name="ACOL-0"/>
        <table:table-column table:default-cell-style-name="ACE-0x7f98f783fac0" table:style-name="ACOL-6"/>
        <table:table-column table:default-cell-style-name="ACE-0x7f98f783fac0" table:style-name="ACOL-7"/>
        <table:table-column table:default-cell-style-name="ACE-0x7f98f783fac0" table:style-name="ACOL-8"/>
        <table:table-column table:default-cell-style-name="ACE-0x7f98f783fac0" table:style-name="ACOL-9"/>
        <table:table-column table:default-cell-style-name="ACE-0x7f98f783fac0" table:style-name="ACOL-5"/>
        <table:table-column table:default-cell-style-name="ACE-0x7f98f783fac0" table:style-name="ACOL-10"/>
        <table:table-column table:default-cell-style-name="ACE-0x7f98f7842338" table:style-name="ACOL-11"/>
        <table:table-column table:default-cell-style-name="ACE-0x7f98f783fac0" table:style-name="ACOL-12"/>
        <table:table-column table:default-cell-style-name="ACE-0x7f98f7842338" table:style-name="ACOL-13"/>
        <table:table-column table:default-cell-style-name="ACE-0x7f98f783fac0" table:style-name="ACOL-14"/>
        <table:table-column table:default-cell-style-name="ACE-0x7f98f783fac0" table:style-name="ACOL-15"/>
        <table:table-column table:default-cell-style-name="ACE-0x7f98f783fac0" table:style-name="ACOL-16"/>
        <table:table-column table:default-cell-style-name="ACE-0x7f98f783fac0" table:style-name="ACOL-17"/>
        <table:table-column table:default-cell-style-name="ACE-0x7f98f783fac0" table:style-name="ACOL-18"/>
        <table:table-column table:default-cell-style-name="ACE-0x7f98f783fac0" table:style-name="ACOL-19"/>
        <table:table-column table:default-cell-style-name="ACE-0x7f98f783fac0" table:style-name="ACOL-20"/>
        <table:table-column table:default-cell-style-name="ACE-0x7f98f783fac0" table:style-name="ACOL-21"/>
        <table:table-column table:default-cell-style-name="ACE-0x7f98f783fac0" table:style-name="ACOL-22"/>
        <table:table-column table:default-cell-style-name="ACE-0x7f98f783fac0" table:style-name="ACOL-0" table:number-columns-repeated="105"/>
        <table:table-row table:style-name="AROW-4">
          <table:table-cell table:style-name="ACE-0x7f98f7842460" office:value-type="string">
            <text:p>User Name</text:p>
          </table:table-cell>
          <table:table-cell table:style-name="ACE-0x7f98f7842460" office:value-type="string">
            <text:p>Password</text:p>
          </table:table-cell>
          <table:table-cell table:style-name="ACE-0x7f98f783fac0" office:value-type="string">
            <text:p>Factory Outlet Description</text:p>
          </table:table-cell>
          <table:table-cell table:style-name="ACE-0x7f98f783fac0" office:value-type="string">
            <text:p>Url Sting</text:p>
          </table:table-cell>
          <table:table-cell table:style-name="ACE-0x7f98f783fac0" office:value-type="string">
            <text:p>Brand Name</text:p>
          </table:table-cell>
          <table:table-cell table:style-name="ACE-0x7f98f783fac0" office:value-type="string">
            <text:p>Mobile Logo Path</text:p>
          </table:table-cell>
          <table:table-cell table:style-name="ACE-0x7f98f783fac0" office:value-type="string">
            <text:p>Destop Logo Path</text:p>
          </table:table-cell>
          <table:table-cell table:style-name="ACE-0x7f98f783fac0" office:value-type="string">
            <text:p>Brand Desc</text:p>
          </table:table-cell>
          <table:table-cell table:style-name="ACE-0x7f98f783fac0" office:value-type="string">
            <text:p>Brand Priority</text:p>
          </table:table-cell>
          <table:table-cell table:style-name="ACE-0x7f98f783fac0" office:value-type="string">
            <text:p>Message</text:p>
          </table:table-cell>
          <table:table-cell table:style-name="ACE-0x7f98f783fac0"/>
          <table:table-cell table:style-name="ACE-0x7f98f7842338"/>
          <table:table-cell table:style-name="ACE-0x7f98f783fac0"/>
          <table:table-cell table:style-name="ACE-0x7f98f7842338"/>
          <table:table-cell table:number-columns-repeated="114" table:style-name="ACE-0x7f98f783fac0"/>
        </table:table-row>
        <table:table-row table:style-name="AROW-4">
          <table:table-cell table:style-name="ACE-0x7f98f7842460" office:value-type="string">
            <text:p>testshopclue@sc.com</text:p>
          </table:table-cell>
          <table:table-cell table:style-name="ACE-0x7f98f7842460" office:value-type="float" office:value="123456">
            <text:p>123456</text:p>
          </table:table-cell>
          <table:table-cell table:style-name="ACE-0x7f98f783fac0" office:value-type="string">
            <text:p>Purple Tree</text:p>
          </table:table-cell>
          <table:table-cell table:style-name="ACE-0x7f98f783fac0" office:value-type="string">
            <text:p>?dispatch=outlet_brand_manager.manage</text:p>
          </table:table-cell>
          <table:table-cell table:style-name="ACE-0x7f98f783fac0" office:value-type="string">
            <text:p>Crestech Test Brand</text:p>
          </table:table-cell>
          <table:table-cell table:style-name="ACE-0x7f98f783fac0" office:value-type="string">
            <text:p>/home/crestech/Desktop/TestImage.png</text:p>
          </table:table-cell>
          <table:table-cell table:style-name="ACE-0x7f98f783fac0" office:value-type="string">
            <text:p>/home/crestech/Desktop/TestImage.png</text:p>
          </table:table-cell>
          <table:table-cell table:style-name="ACE-0x7f98f783fac0" office:value-type="string">
            <text:p>Just For Test</text:p>
          </table:table-cell>
          <table:table-cell table:style-name="ACE-0x7f98f783fac0" office:value-type="float" office:value="3018">
            <text:p>3018</text:p>
          </table:table-cell>
          <table:table-cell table:style-name="ACE-0x7f98f783fac0" office:value-type="string">
            <text:p>The new brand was created successfully</text:p>
          </table:table-cell>
          <table:table-cell table:style-name="ACE-0x7f98f783fac0"/>
          <table:table-cell table:style-name="ACE-0x7f98f7842338"/>
          <table:table-cell table:style-name="ACE-0x7f98f783fac0"/>
          <table:table-cell table:style-name="ACE-0x7f98f7842338"/>
          <table:table-cell table:number-columns-repeated="114" table:style-name="ACE-0x7f98f783fac0"/>
        </table:table-row>
        <table:table-row table:style-name="AROW-4">
          <table:table-cell table:style-name="ACE-0x7f98f7842460" office:value-type="string">
            <text:p>testshopclue@sc.com</text:p>
          </table:table-cell>
          <table:table-cell table:style-name="ACE-0x7f98f7842460" office:value-type="float" office:value="123456">
            <text:p>123456</text:p>
          </table:table-cell>
          <table:table-cell table:style-name="ACE-0x7f98f783fac0" office:value-type="string">
            <text:p>Purple Tree</text:p>
          </table:table-cell>
          <table:table-cell table:style-name="ACE-0x7f98f783fac0" office:value-type="string">
            <text:p>?dispatch=outlet_brand_manager.manage</text:p>
          </table:table-cell>
          <table:table-cell table:style-name="ACE-0x7f98f783fac0" office:value-type="string">
            <text:p>Crestech Test Brand</text:p>
          </table:table-cell>
          <table:table-cell table:style-name="ACE-0x7f98f783fac0" office:value-type="string">
            <text:p>/home/crestech/Desktop/TestImage.png</text:p>
          </table:table-cell>
          <table:table-cell table:style-name="ACE-0x7f98f783fac0" office:value-type="string">
            <text:p>/home/crestech/Desktop/TestImage.png</text:p>
          </table:table-cell>
          <table:table-cell table:style-name="ACE-0x7f98f783fac0" office:value-type="string">
            <text:p>Just For Test</text:p>
          </table:table-cell>
          <table:table-cell table:style-name="ACE-0x7f98f783fac0" office:value-type="float" office:value="3018">
            <text:p>3018</text:p>
          </table:table-cell>
          <table:table-cell table:style-name="ACE-0x7f98f783fac0" office:value-type="string">
            <text:p>The new brand was created successfully</text:p>
          </table:table-cell>
          <table:table-cell table:style-name="ACE-0x7f98f783fac0"/>
          <table:table-cell table:style-name="ACE-0x7f98f7842338"/>
          <table:table-cell table:style-name="ACE-0x7f98f783fac0"/>
          <table:table-cell table:style-name="ACE-0x7f98f7842338"/>
          <table:table-cell table:number-columns-repeated="114" table:style-name="ACE-0x7f98f783fac0"/>
        </table:table-row>
        <table:table-row table:style-name="AROW-4">
          <table:table-cell table:style-name="ACE-0x7f98f7842460" office:value-type="string">
            <text:p>testshopclue@sc.com</text:p>
          </table:table-cell>
          <table:table-cell table:style-name="ACE-0x7f98f7842460" office:value-type="float" office:value="123456">
            <text:p>123456</text:p>
          </table:table-cell>
          <table:table-cell table:style-name="ACE-0x7f98f783fac0" office:value-type="string">
            <text:p>Purple Tree</text:p>
          </table:table-cell>
          <table:table-cell table:style-name="ACE-0x7f98f783fac0" office:value-type="string">
            <text:p>?dispatch=outlet_brand_manager.manage</text:p>
          </table:table-cell>
          <table:table-cell table:style-name="ACE-0x7f98f783fac0" office:value-type="string">
            <text:p>Crestech Test Brand</text:p>
          </table:table-cell>
          <table:table-cell table:style-name="ACE-0x7f98f783fac0" office:value-type="string">
            <text:p>/home/crestech/Desktop/TestImage.png</text:p>
          </table:table-cell>
          <table:table-cell table:style-name="ACE-0x7f98f783fac0" office:value-type="string">
            <text:p>/home/crestech/Desktop/TestImage.png</text:p>
          </table:table-cell>
          <table:table-cell table:style-name="ACE-0x7f98f783fac0" office:value-type="string">
            <text:p>Just For Test</text:p>
          </table:table-cell>
          <table:table-cell table:style-name="ACE-0x7f98f783fac0" office:value-type="float" office:value="3018">
            <text:p>3018</text:p>
          </table:table-cell>
          <table:table-cell table:style-name="ACE-0x7f98f783fac0" office:value-type="string">
            <text:p>The new brand was created successfully</text:p>
          </table:table-cell>
          <table:table-cell table:style-name="ACE-0x7f98f783fac0"/>
          <table:table-cell table:style-name="ACE-0x7f98f7842338"/>
          <table:table-cell table:style-name="ACE-0x7f98f783fac0"/>
          <table:table-cell table:style-name="ACE-0x7f98f7842338"/>
          <table:table-cell table:number-columns-repeated="114" table:style-name="ACE-0x7f98f783fac0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4" gnm:cursor-row="23">
          <gnm:selection gnm:start-col="4" gnm:start-row="23" gnm:end-col="4" gnm:end-row="2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98f78273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8f7872a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8f781d4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8f781dc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8f7827c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8f78826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98f7833030" style:display-name="TestCase" style:page-layout-name="pl-0x7f98f78273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8f7833220" style:display-name="AQA1_TestData" style:page-layout-name="pl-0x7f98f7872a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8f7833410" style:display-name="AQA2_TestData" style:page-layout-name="pl-0x7f98f781d4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8f7833600" style:display-name="AQA3_TestData" style:page-layout-name="pl-0x7f98f781dc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8f78337f0" style:display-name="AQA4_TestData" style:page-layout-name="pl-0x7f98f7827c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8f78339e0" style:display-name="AQA5_TestData" style:page-layout-name="pl-0x7f98f78826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30T07:28:21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